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5695b" officeooo:paragraph-rsid="0005695b"/>
    </style:style>
    <style:style style:name="P2" style:family="paragraph" style:parent-style-name="Standard">
      <style:text-properties fo:font-weight="bold" officeooo:rsid="0005695b" officeooo:paragraph-rsid="0005695b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5db43" officeooo:paragraph-rsid="0005db43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7cdff" officeooo:paragraph-rsid="0007cdff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211987" officeooo:paragraph-rsid="00211987" style:font-weight-asian="normal" style:font-weight-complex="normal"/>
    </style:style>
    <style:style style:name="P6" style:family="paragraph" style:parent-style-name="Standard">
      <style:text-properties style:text-underline-style="none" fo:font-weight="bold" officeooo:rsid="0005db43" officeooo:paragraph-rsid="0005db43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7cdff" officeooo:paragraph-rsid="0007cdf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f0000" loext:opacity="100%" style:text-underline-style="none" fo:font-weight="bold" officeooo:rsid="0008624d" officeooo:paragraph-rsid="0008624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8624d" officeooo:paragraph-rsid="0008624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a2897" officeooo:paragraph-rsid="000a289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1fe34" officeooo:paragraph-rsid="0011fe3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33486" officeooo:paragraph-rsid="0013348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d911a" officeooo:paragraph-rsid="000d911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5b6cf" officeooo:paragraph-rsid="0015b6c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08624d" officeooo:paragraph-rsid="0008624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0a2897" officeooo:paragraph-rsid="000a2897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20a62" officeooo:paragraph-rsid="00120a6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88caf" officeooo:paragraph-rsid="00188ca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5b6cf" officeooo:paragraph-rsid="00188ca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5b6cf" officeooo:paragraph-rsid="0015b6c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211987" officeooo:paragraph-rsid="00211987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211987" officeooo:paragraph-rsid="002266ee" style:font-weight-asian="bold" style:font-weight-complex="bold"/>
    </style:style>
    <style:style style:name="P23" style:family="paragraph" style:parent-style-name="Standard" style:list-style-name="L1">
      <style:text-properties fo:font-weight="normal" officeooo:rsid="0005695b" officeooo:paragraph-rsid="0005695b" style:font-weight-asian="normal" style:font-weight-complex="normal"/>
    </style:style>
    <style:style style:name="P24" style:family="paragraph" style:parent-style-name="Standard" style:list-style-name="L1">
      <style:text-properties style:text-underline-style="solid" style:text-underline-width="auto" style:text-underline-color="font-color" fo:font-weight="normal" officeooo:rsid="0005695b" officeooo:paragraph-rsid="0005695b" style:font-weight-asian="normal" style:font-weight-complex="normal"/>
    </style:style>
    <style:style style:name="P25" style:family="paragraph" style:parent-style-name="Standard" style:list-style-name="L1">
      <style:text-properties style:text-underline-style="solid" style:text-underline-width="auto" style:text-underline-color="font-color" fo:font-weight="normal" officeooo:rsid="0005db43" officeooo:paragraph-rsid="0005db43" style:font-weight-asian="normal" style:font-weight-complex="normal"/>
    </style:style>
    <style:style style:name="P26" style:family="paragraph" style:parent-style-name="Standard" style:list-style-name="L3">
      <style:text-properties style:text-underline-style="solid" style:text-underline-width="auto" style:text-underline-color="font-color" fo:font-weight="normal" officeooo:rsid="0005db43" officeooo:paragraph-rsid="0005db43" style:font-weight-asian="normal" style:font-weight-complex="normal"/>
    </style:style>
    <style:style style:name="P27" style:family="paragraph" style:parent-style-name="Standard" style:list-style-name="L3">
      <style:text-properties style:text-underline-style="solid" style:text-underline-width="auto" style:text-underline-color="font-color" fo:font-weight="normal" officeooo:rsid="0007cdff" officeooo:paragraph-rsid="0007cdff" style:font-weight-asian="normal" style:font-weight-complex="normal"/>
    </style:style>
    <style:style style:name="P28" style:family="paragraph" style:parent-style-name="Standard" style:list-style-name="L2">
      <style:text-properties style:text-underline-style="solid" style:text-underline-width="auto" style:text-underline-color="font-color" fo:font-weight="bold" officeooo:rsid="0005db43" officeooo:paragraph-rsid="0005db43" style:font-weight-asian="bold" style:font-weight-complex="bold"/>
    </style:style>
    <style:style style:name="P29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08624d" officeooo:paragraph-rsid="0008624d" style:font-weight-asian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0a2897" officeooo:paragraph-rsid="000a2897" style:font-weight-asian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11fe34" officeooo:paragraph-rsid="0011fe34" style:font-weight-asian="normal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15b6cf" officeooo:paragraph-rsid="0015b6cf" style:font-weight-asian="normal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2357e2" officeooo:paragraph-rsid="002357e2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27a737" officeooo:paragraph-rsid="0027a737" style:font-weight-asian="normal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24da96" officeooo:paragraph-rsid="0024da96" style:font-weight-asian="normal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2a582f" officeooo:paragraph-rsid="002a582f" style:font-weight-asian="normal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bold" officeooo:rsid="0015b6cf" officeooo:paragraph-rsid="0015b6cf" style:font-weight-asian="bold" style:font-weight-complex="bold"/>
    </style:style>
    <style:style style:name="P38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0a9e01" style:font-weight-asian="normal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0be023" style:font-weight-asian="normal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133486" style:font-weight-asian="normal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0d911a" style:font-weight-asian="normal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3aa26f" style:font-weight-asian="normal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10afa5" officeooo:paragraph-rsid="0010afa5" style:font-weight-asian="normal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27a737" officeooo:paragraph-rsid="0027a737" style:font-weight-asian="normal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0d911a" style:font-weight-asian="normal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15b6cf" style:font-weight-asian="normal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24da96" style:font-weight-asian="normal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2ebe06" style:font-weight-asian="normal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339b13" style:font-weight-asian="normal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34e87f" style:font-weight-asian="normal" style:font-weight-complex="normal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5db43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cb134" style:font-weight-asian="normal" style:font-weight-complex="normal"/>
    </style:style>
    <style:style style:name="T7" style:family="text">
      <style:text-properties style:text-underline-style="none" officeooo:rsid="0007cdff"/>
    </style:style>
    <style:style style:name="T8" style:family="text">
      <style:text-properties style:text-underline-style="none" officeooo:rsid="000a9e01"/>
    </style:style>
    <style:style style:name="T9" style:family="text">
      <style:text-properties style:text-underline-style="none" officeooo:rsid="000ad308"/>
    </style:style>
    <style:style style:name="T10" style:family="text">
      <style:text-properties style:text-underline-style="none" officeooo:rsid="000be023"/>
    </style:style>
    <style:style style:name="T11" style:family="text">
      <style:text-properties style:text-underline-style="none" officeooo:rsid="000d911a"/>
    </style:style>
    <style:style style:name="T12" style:family="text">
      <style:text-properties style:text-underline-style="none" officeooo:rsid="0010afa5"/>
    </style:style>
    <style:style style:name="T13" style:family="text">
      <style:text-properties style:text-underline-style="none" officeooo:rsid="00133486"/>
    </style:style>
    <style:style style:name="T14" style:family="text">
      <style:text-properties style:text-underline-style="none" officeooo:rsid="00151d1e"/>
    </style:style>
    <style:style style:name="T15" style:family="text">
      <style:text-properties style:text-underline-style="none" officeooo:rsid="001524df"/>
    </style:style>
    <style:style style:name="T16" style:family="text">
      <style:text-properties style:text-underline-style="none" officeooo:rsid="0015b6cf"/>
    </style:style>
    <style:style style:name="T17" style:family="text">
      <style:text-properties style:text-underline-style="none" officeooo:rsid="0016e779"/>
    </style:style>
    <style:style style:name="T18" style:family="text">
      <style:text-properties style:text-underline-style="none" officeooo:rsid="001f292f"/>
    </style:style>
    <style:style style:name="T19" style:family="text">
      <style:text-properties style:text-underline-style="none" officeooo:rsid="00211987"/>
    </style:style>
    <style:style style:name="T20" style:family="text">
      <style:text-properties style:text-underline-style="none" officeooo:rsid="002357e2"/>
    </style:style>
    <style:style style:name="T21" style:family="text">
      <style:text-properties style:text-underline-style="none" officeooo:rsid="0024da96"/>
    </style:style>
    <style:style style:name="T22" style:family="text">
      <style:text-properties style:text-underline-style="none" officeooo:rsid="002ebe06"/>
    </style:style>
    <style:style style:name="T23" style:family="text">
      <style:text-properties style:text-underline-style="none" officeooo:rsid="0030aa2b"/>
    </style:style>
    <style:style style:name="T24" style:family="text">
      <style:text-properties style:text-underline-style="none" officeooo:rsid="00339b13"/>
    </style:style>
    <style:style style:name="T25" style:family="text">
      <style:text-properties style:text-underline-style="none" officeooo:rsid="0034e87f"/>
    </style:style>
    <style:style style:name="T26" style:family="text">
      <style:text-properties style:text-underline-style="none" officeooo:rsid="0037963e"/>
    </style:style>
    <style:style style:name="T27" style:family="text">
      <style:text-properties style:text-underline-style="none" officeooo:rsid="0038d20b"/>
    </style:style>
    <style:style style:name="T28" style:family="text">
      <style:text-properties style:text-underline-style="none" officeooo:rsid="003aa26f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1524df"/>
    </style:style>
    <style:style style:name="T31" style:family="text">
      <style:text-properties officeooo:rsid="00192d08"/>
    </style:style>
    <style:style style:name="T32" style:family="text">
      <style:text-properties officeooo:rsid="001ae9b8"/>
    </style:style>
    <style:style style:name="T33" style:family="text">
      <style:text-properties officeooo:rsid="001cb134"/>
    </style:style>
    <style:style style:name="T34" style:family="text">
      <style:text-properties officeooo:rsid="002266ee"/>
    </style:style>
    <style:style style:name="T35" style:family="text">
      <style:text-properties officeooo:rsid="0015b6cf"/>
    </style:style>
    <style:style style:name="T36" style:family="text">
      <style:text-properties officeooo:rsid="002d1c59"/>
    </style:style>
    <style:style style:name="T37" style:family="text">
      <style:text-properties officeooo:rsid="0031aae5"/>
    </style:style>
    <style:style style:name="T38" style:family="text">
      <style:text-properties officeooo:rsid="0036e297"/>
    </style:style>
    <style:style style:name="T39" style:family="text">
      <style:text-properties officeooo:rsid="0037963e"/>
    </style:style>
    <style:style style:name="T40" style:family="text">
      <style:text-properties officeooo:rsid="0038d2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 Paolo Andrea 1851818<text:tab/><text:tab/><text:tab/><text:tab/><text:tab/><text:tab/><text:span text:style-name="T1">DESCRIZIONE GENERALE</text:span></text:p>
      <text:p text:style-name="P1">D’Onofrio Alberto ***<text:span text:style-name="T36">2</text:span>***</text:p>
      <text:p text:style-name="P1"/>
      <text:p text:style-name="P1"><text:span text:style-name="T31">Il nostro sito, Grouped,</text:span> permette a studenti e professori <text:s/>di gestire l’organizzazione di esami progettuali di gruppo per il corso di ingegneria informatica e automatica.</text:p>
      <text:p text:style-name="P1"/>
      <text:p text:style-name="P1"/>
      <text:p text:style-name="P2">Ruoli previsti e funzionalità ad essi offerte:</text:p>
      <text:list xml:id="list3877257830" text:style-name="L1">
        <text:list-item>
          <text:p text:style-name="P23"><text:span text:style-name="T2">Amministratore</text:span>: ha accesso a tutte le impostazioni del sito, può aggiungere e rimuovere studenti, professori, <text:span text:style-name="T32">progetti</text:span> e<text:span text:style-name="T32">d</text:span> esami.</text:p>
        </text:list-item>
        <text:list-item>
          <text:p text:style-name="P24">Studente<text:span text:style-name="T3">: può cercare esami nella lista, vedere i profili di altri studenti e diventare studente project manager creando un progetto.</text:span></text:p>
        </text:list-item>
        <text:list-item>
          <text:p text:style-name="P24">Studente Project Manager:<text:span text:style-name="T3"> può modificare </text:span><text:span text:style-name="T4">ed eliminare</text:span><text:span text:style-name="T3"> un progetto, </text:span><text:span text:style-name="T4">può aggiungere e rimuovere studenti a quest’ultimo.</text:span></text:p>
        </text:list-item>
        <text:list-item>
          <text:p text:style-name="P25">Professore<text:span text:style-name="T3">: </text:span><text:span text:style-name="T18">può modificare, creare ed eliminare esami.</text:span></text:p>
        </text:list-item>
      </text:list>
      <text:p text:style-name="P3">Per gli utenti non registrati non è prevista nessuna funzionalità.</text:p>
      <text:p text:style-name="P3"/>
      <text:p text:style-name="P6">Modalit<text:span text:style-name="T33">à</text:span> di accesso:</text:p>
      <text:list xml:id="list1771854261" text:style-name="L2">
        <text:list-item>
          <text:p text:style-name="P28"><text:span text:style-name="T29">Accesso locale</text:span><text:span text:style-name="T5">: l’utente inserisce le proprie credenziali direttamente sul sito</text:span></text:p>
        </text:list-item>
        <text:list-item>
          <text:p text:style-name="P28"><text:span text:style-name="T29">Accesso tramite Oauth di Google</text:span><text:span text:style-name="T5">: l’utente si identifica tramite i servizi </text:span><text:span text:style-name="T6">di</text:span><text:span text:style-name="T5"> </text:span><text:span text:style-name="T6">G</text:span><text:span text:style-name="T5">oogle.</text:span></text:p>
        </text:list-item>
      </text:list>
      <text:p text:style-name="P6"/>
      <text:p text:style-name="P6">Descrizione dati gestiti:</text:p>
      <text:p text:style-name="P3">Il sito gestisce dati riguardo le seguenti entità:</text:p>
      <text:list xml:id="list1864458817" text:style-name="L3">
        <text:list-item>
          <text:p text:style-name="P26">Studente<text:span text:style-name="T3">: al momento della registrazione l’utente inserisce le sue credenziali, ovvero nome, cognome, email </text:span><text:span text:style-name="T7">e password (se non si registra tramite Oauth di Google). Inoltre sono presenti associazioni per gli esami e i progetti a cui partecipa lo studente.</text:span></text:p>
        </text:list-item>
        <text:list-item>
          <text:p text:style-name="P27">Esame<text:span text:style-name="T3">: per ogni esame sono indicati il nome, il codice del corso e una descrizione. Sono presenti anche associazioni per gli studenti che partecipano all’esame e i progetti relativi a quuest’ultimo.</text:span></text:p>
        </text:list-item>
        <text:list-item>
          <text:p text:style-name="P27">Progetto<text:span text:style-name="T3">: per ogni progetto sono indicati un nome, una descrizione </text:span><text:span text:style-name="T19">e il nome della repository di github</text:span><text:span text:style-name="T3">. Inoltre sono presenti associazioni con gli studenti che partecipano al progetto e all’esame per il quale è svolto.</text:span></text:p>
        </text:list-item>
      </text:list>
      <text:p text:style-name="P4"/>
      <text:p text:style-name="P7">Interazione con i servizi esterni:</text:p>
      <text:p text:style-name="P5">Tramite le api di github, nella pagina di visualizzazione di un progetto, è possibile visualizzare il readme del progetto e, nel caso l’utente che lo sta visualizzando sia un professore, anche il link per scaricare la repository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USER STORIES</text:p>
      <text:p text:style-name="P9"/>
      <text:p text:style-name="P15">Unregistered User</text:p>
      <text:p text:style-name="P15"/>
      <text:list xml:id="list3646862156" text:style-name="L4">
        <text:list-item>
          <text:p text:style-name="P29">As an Unregistered User i want to sign up with my-email so that I can become a Student or Professor.</text:p>
        </text:list-item>
        <text:list-item>
          <text:p text:style-name="P29">As an Unregistered User i want to <text:span text:style-name="T38">login</text:span> with Google so that I can become a Student or Professor.</text:p>
        </text:list-item>
        <text:list-item>
          <text:p text:style-name="P29">As an Unregistered User I want to have a page so that I can get info about the application.</text:p>
        </text:list-item>
        <text:list-item>
          <text:p text:style-name="P29">As an Unregistered User I want to have a page so that I can get info about contacts.</text:p>
        </text:list-item>
        <text:list-item>
          <text:p text:style-name="P30">As an Unregistered User I want to have a page so that i can get exam’s info.</text:p>
        </text:list-item>
        <text:list-item>
          <text:p text:style-name="P31">As an Unregistered User I want to have a page for reset my password.</text:p>
        </text:list-item>
      </text:list>
      <text:p text:style-name="P11"/>
      <text:p text:style-name="P16">Student</text:p>
      <text:p text:style-name="P16"/>
      <text:list xml:id="list90304453923079" text:continue-numbering="true" text:style-name="L4">
        <text:list-item>
          <text:p text:style-name="P30">As a Student I want to have settings so that <text:span text:style-name="T30">I</text:span> can change my e-mail.</text:p>
        </text:list-item>
        <text:list-item>
          <text:p text:style-name="P30">As a Student I want to have settings so that <text:span text:style-name="T30">I</text:span> can change my first name.</text:p>
        </text:list-item>
        <text:list-item>
          <text:p text:style-name="P30">As a Student I want to have settings so that <text:span text:style-name="T30">I</text:span> can change my last name.</text:p>
        </text:list-item>
        <text:list-item>
          <text:p text:style-name="P38"><text:span text:style-name="T3">As a Student I want to have settings so that </text:span><text:span text:style-name="T15">I</text:span><text:span text:style-name="T3"> can change my </text:span><text:span text:style-name="T8">password</text:span><text:span text:style-name="T3">.</text:span></text:p>
        </text:list-item>
        <text:list-item>
          <text:p text:style-name="P39"><text:span text:style-name="T9">As a Student I want to have </text:span><text:span text:style-name="T10">a </text:span><text:span text:style-name="T26">page</text:span><text:span text:style-name="T10"> so that </text:span><text:span text:style-name="T15">I</text:span><text:span text:style-name="T10"> can visualize a list of exam</text:span><text:span text:style-name="T12">s.</text:span></text:p>
        </text:list-item>
        <text:list-item>
          <text:p text:style-name="P42"><text:span text:style-name="T12">As a Student I want to have </text:span><text:span text:style-name="T28">settings</text:span><text:span text:style-name="T9"> so that I can </text:span><text:span text:style-name="T27">register</text:span><text:span text:style-name="T9"> </text:span><text:span text:style-name="T27">to</text:span><text:span text:style-name="T9"> exams.</text:span></text:p>
        </text:list-item>
        <text:list-item>
          <text:p text:style-name="P42"><text:span text:style-name="T12">As a Student I want to have </text:span><text:span text:style-name="T28">settings</text:span><text:span text:style-name="T9"> so that I can </text:span><text:span text:style-name="T28">un</text:span><text:span text:style-name="T27">register</text:span><text:span text:style-name="T9"> </text:span><text:span text:style-name="T27">to</text:span><text:span text:style-name="T9"> exams.</text:span></text:p>
        </text:list-item>
        <text:list-item>
          <text:p text:style-name="P40"><text:span text:style-name="T9">As a Student I want to have </text:span><text:span text:style-name="T10">a page so that </text:span><text:span text:style-name="T15">I</text:span><text:span text:style-name="T10"> can visualize a list of </text:span><text:span text:style-name="T13">students</text:span><text:span text:style-name="T12">.</text:span></text:p>
        </text:list-item>
        <text:list-item>
          <text:p text:style-name="P40"><text:span text:style-name="T9">As a Student I want to have </text:span><text:span text:style-name="T10">a page so that </text:span><text:span text:style-name="T15">I</text:span><text:span text:style-name="T10"> can visualize a list of </text:span><text:span text:style-name="T14">exam’s project</text:span><text:span text:style-name="T12">.</text:span></text:p>
        </text:list-item>
        <text:list-item>
          <text:p text:style-name="P43"><text:span text:style-name="T10">A</text:span><text:span text:style-name="T3">s a Student I want to visualize other Student’s profile.</text:span></text:p>
        </text:list-item>
        <text:list-item>
          <text:p text:style-name="P39"><text:span text:style-name="T10">As a Student I want to have an info-page so that I can get details about a</text:span><text:span text:style-name="T11">n</text:span><text:span text:style-name="T10"> Exam.</text:span></text:p>
        </text:list-item>
        <text:list-item>
          <text:p text:style-name="P41"><text:span text:style-name="T10">As a Student I want to have an info-page so that I can get details about a</text:span><text:span text:style-name="T11"> Project</text:span><text:span text:style-name="T10">.</text:span></text:p>
        </text:list-item>
        <text:list-item>
          <text:p text:style-name="P44"><text:span text:style-name="T10">A</text:span><text:span text:style-name="T3">s a Student I want to have a settings so that I can start a conversation with other student</text:span></text:p>
        </text:list-item>
        <text:list-item>
          <text:p text:style-name="P44"><text:span text:style-name="T10">A</text:span><text:span text:style-name="T3">s a Student I want to have a page so that I can visualize all my conversations</text:span></text:p>
        </text:list-item>
        <text:list-item>
          <text:p text:style-name="P45"><text:span text:style-name="T10">A</text:span><text:span text:style-name="T3">s a Student I want to create a Project so that I can become a Project Manager.</text:span></text:p>
        </text:list-item>
      </text:list>
      <text:p text:style-name="P12"/>
      <text:p text:style-name="P17">Project Manager</text:p>
      <text:p text:style-name="P17"/>
      <text:list xml:id="list90305084629322" text:continue-numbering="true" text:style-name="L4">
        <text:list-item>
          <text:p text:style-name="P45"><text:span text:style-name="T3"><text:s/></text:span><text:span text:style-name="T13">As a Project Manager </text:span><text:span text:style-name="T15">I want to have settings so that </text:span><text:span text:style-name="T16">I can edit my project’s name.</text:span></text:p>
        </text:list-item>
        <text:list-item>
          <text:p text:style-name="P46"><text:span text:style-name="T13">As a Project Manager </text:span><text:span text:style-name="T15">I want to have settings so that </text:span><text:span text:style-name="T16">I can edit my project’s description.</text:span></text:p>
        </text:list-item>
        <text:list-item>
          <text:p text:style-name="P46"><text:span text:style-name="T13">As a Project Manager </text:span><text:span text:style-name="T15">I want to have settings so that </text:span><text:span text:style-name="T16">I can edit my project’s </text:span><text:span text:style-name="T23">repository name</text:span><text:span text:style-name="T16">.</text:span></text:p>
        </text:list-item>
        <text:list-item>
          <text:p text:style-name="P50"><text:span text:style-name="T13">As a Project Manager </text:span><text:span text:style-name="T15">I want to have settings so that </text:span><text:span text:style-name="T16">I can edit my project’s </text:span><text:span text:style-name="T25">exams</text:span><text:span text:style-name="T16">.</text:span></text:p>
        </text:list-item>
        <text:list-item>
          <text:p text:style-name="P46"><text:span text:style-name="T13">As a Project Manager </text:span><text:span text:style-name="T15">I want to have settings so that </text:span><text:span text:style-name="T16">I can delete my project </text:span><text:span text:style-name="T17">(if i delete all my projects I become a student again)</text:span><text:span text:style-name="T16">.</text:span></text:p>
        </text:list-item>
        <text:list-item>
          <text:p text:style-name="P46"><text:span text:style-name="T13">As a Project Manager </text:span><text:span text:style-name="T15">I want to have settings so that </text:span><text:span text:style-name="T16">I can add new students to my projects.</text:span></text:p>
        </text:list-item>
        <text:list-item>
          <text:p text:style-name="P46"><text:span text:style-name="T13">As a Project Manager </text:span><text:span text:style-name="T15">I want to have settings so that </text:span><text:span text:style-name="T16">I can remove students from my projects.</text:span></text:p>
          <text:p text:style-name="P32"/>
        </text:list-item>
      </text:list>
      <text:p text:style-name="P21">Professor</text:p>
      <text:p text:style-name="P18"/>
      <text:list xml:id="list90305897920095" text:continue-numbering="true" text:style-name="L4">
        <text:list-item>
          <text:p text:style-name="P33">As a Professor I want to have settings so that I can create a new exam.</text:p>
        </text:list-item>
        <text:list-item>
          <text:p text:style-name="P47"><text:span text:style-name="T20">As a Professor I want to have settings so that I can </text:span><text:span text:style-name="T22">change</text:span><text:span text:style-name="T20"> </text:span><text:span text:style-name="T21">my</text:span><text:span text:style-name="T20"> exam’</text:span><text:span text:style-name="T22">s name</text:span><text:span text:style-name="T20">.</text:span></text:p>
        </text:list-item>
        <text:list-item>
          <text:p text:style-name="P48"><text:span text:style-name="T20">As a Professor I want to have settings so that I can </text:span><text:span text:style-name="T22">change</text:span><text:span text:style-name="T20"> </text:span><text:span text:style-name="T21">my</text:span><text:span text:style-name="T20"> exam’</text:span><text:span text:style-name="T22">s description</text:span><text:span text:style-name="T20">.</text:span></text:p>
        </text:list-item>
        <text:list-item>
          <text:p text:style-name="P49"><text:span text:style-name="T20">As a Professor I want to have settings so that I can </text:span><text:span text:style-name="T22">change</text:span><text:span text:style-name="T20"> </text:span><text:span text:style-name="T21">my</text:span><text:span text:style-name="T20"> exam’</text:span><text:span text:style-name="T22">s </text:span><text:span text:style-name="T24">code</text:span><text:span text:style-name="T20">.</text:span></text:p>
        </text:list-item>
        <text:list-item>
          <text:p text:style-name="P47"><text:span text:style-name="T20">As a Professor I want to have settings so that I can </text:span><text:span text:style-name="T21">delete</text:span><text:span text:style-name="T20"> </text:span><text:span text:style-name="T21">my</text:span><text:span text:style-name="T20"> exam.</text:span></text:p>
        </text:list-item>
        <text:list-item>
          <text:p text:style-name="P44"><text:soft-page-break/><text:span text:style-name="T20">A</text:span><text:span text:style-name="T3">s a Professor I want to have links for download project’s code from github</text:span></text:p>
        </text:list-item>
      </text:list>
      <text:p text:style-name="P34"/>
      <text:p text:style-name="P22"/>
      <text:p text:style-name="P22"/>
      <text:p text:style-name="P22"/>
      <text:p text:style-name="P22"><text:span text:style-name="T35">Adm</text:span><text:span text:style-name="T34">in</text:span></text:p>
      <text:p text:style-name="P22"/>
      <text:list xml:id="list90304207834715" text:continue-numbering="true" text:style-name="L4">
        <text:list-item>
          <text:p text:style-name="P35">As an admin I want to have settings so that I can delete users.</text:p>
        </text:list-item>
        <text:list-item>
          <text:p text:style-name="P35">As an admin I want to have settings so that I can delete projects.</text:p>
        </text:list-item>
        <text:list-item>
          <text:p text:style-name="P35">As an admin I want to have settings so that I can delete exams.</text:p>
        </text:list-item>
        <text:list-item>
          <text:p text:style-name="P36">As an admin I want to have settings so that I can set as professor an user.</text:p>
          <text:p text:style-name="P37"/>
        </text:list-item>
      </text:list>
      <text:p text:style-name="P21"/>
      <text:p text:style-name="P18"/>
      <text:p text:style-name="P20"/>
      <text:p text:style-name="P19"/>
      <text:p text:style-name="P14"/>
      <text:p text:style-name="P18"/>
      <text:p text:style-name="P18"/>
      <text:p text:style-name="P18"/>
      <text:p text:style-name="P13"/>
      <text:p text:style-name="P13"/>
      <text:p text:style-name="P16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7T10:50:52.545939642</meta:creation-date>
    <dc:date>2021-09-03T09:03:03.742982935</dc:date>
    <meta:editing-duration>PT4H34M48S</meta:editing-duration>
    <meta:editing-cycles>43</meta:editing-cycles>
    <meta:generator>LibreOffice/7.0.6.2$Linux_X86_64 LibreOffice_project/00$Build-2</meta:generator>
    <meta:document-statistic meta:table-count="0" meta:image-count="0" meta:object-count="0" meta:page-count="3" meta:paragraph-count="63" meta:word-count="990" meta:character-count="5181" meta:non-whitespace-character-count="4294"/>
  </office:meta>
</office:document-meta>
</file>